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376">
      <style:graphic-properties draw:fill="none" draw:stroke="solid" svg:stroke-width="0.01042in" svg:stroke-color="#000000" draw:marker-end="a375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441">
      <style:graphic-properties draw:fill="none" draw:stroke="solid" svg:stroke-width="0.01042in" svg:stroke-color="#000000" draw:marker-end="a440" svg:stroke-opacity="100%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none" draw:stroke="solid" svg:stroke-width="0.01042in" svg:stroke-color="#000000" draw:marker-end="a445" svg:stroke-opacity="100%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1042in" svg:stroke-color="#000000" draw:marker-end="a38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1">
      <style:graphic-properties draw:fill="none" draw:stroke="solid" svg:stroke-width="0.01042in" svg:stroke-color="#000000" draw:marker-end="a4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draw:fill="none" draw:stroke="solid" svg:stroke-width="0.01042in" svg:stroke-color="#000000" draw:marker-end="a450" svg:stroke-opacity="100%"/>
    </style:style>
    <style:style style:family="graphic" style:name="a40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1042in" svg:stroke-color="#000000" draw:marker-end="a405" svg:stroke-opacity="100%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solid" svg:stroke-width="0.01042in" svg:stroke-color="#000000" draw:marker-end="a407" svg:stroke-opacity="100%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459">
      <style:graphic-properties draw:fill="none" draw:stroke="solid" svg:stroke-width="0.01042in" svg:stroke-color="#000000" draw:marker-end="a458" svg:stroke-opacity="100%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24" style:parent-style-name="Graphics">
      <style:graphic-properties draw:fill="none" fo:clip="rect(0in 0in 0in 0in)" draw:stroke="none"/>
    </style:style>
    <style:style style:family="graphic" style:name="a525" style:parent-style-name="Graphics">
      <style:graphic-properties draw:fill="none" fo:clip="rect(0in 0in 0in 0in)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graphic" style:name="a431">
      <style:graphic-properties draw:fill="none" draw:stroke="solid" svg:stroke-width="0.01042in" svg:stroke-color="#000000" draw:marker-end="a430" svg:stroke-opacity="100%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tru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1042in" svg:stroke-color="#000000" draw:marker-end="a438" svg:stroke-opacity="100%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none" draw:stroke="solid" svg:stroke-width="0.01042in" svg:stroke-color="#000000" draw:marker-end="a370" svg:stroke-opacity="100%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0.75in" svg:y="2.32986in" svg:width="8.5in" svg:height="1.60764in" presentation:class="title" presentation:placeholder="false">
          <draw:text-box>
            <text:p text:style-name="a358" text:class-names="" text:cond-style-name=""><text:span text:style-name="a357" text:class-names="">General workflow DESeq2<text:s text:c="1"/></text:span></text:p>
          </draw:text-box>
          <svg:title/>
          <svg:desc/>
        </draw:frame>
        <draw:frame draw:id="id64" presentation:style-name="a362" draw:name="Subtitle 2" svg:x="1.5in" svg:y="4.25in" svg:width="7in" svg:height="1.91667in" presentation:class="subtitle" presentation:placeholder="false">
          <draw:text-box>
            <text:p text:style-name="a361" text:class-names="" text:cond-style-name=""><text:span text:style-name="a360" text:class-names="">Bulk RNA sequencing analysis</text:span></text:p>
          </draw:text-box>
          <svg:title/>
          <svg:desc/>
        </draw:frame>
      </draw:page>
      <draw:page draw:name="Slide2" draw:style-name="a363" draw:master-page-name="Master1-Layout6-titleOnly-Title-Only" presentation:presentation-page-layout-name="Master1-PPL6" draw:id="Slide-257">
        <draw:frame draw:id="id65" presentation:style-name="a366" draw:name="Title 1" svg:x="0.5in" svg:y="0.30035in" svg:width="9in" svg:height="1.25in" presentation:class="title" presentation:placeholder="false">
          <draw:text-box>
            <text:p text:style-name="a365" text:class-names="" text:cond-style-name=""><text:span text:style-name="a364" text:class-names="">Workflow – final adjustment</text:span></text:p>
          </draw:text-box>
          <svg:title/>
          <svg:desc/>
        </draw:frame>
        <draw:frame draw:id="id66" draw:style-name="a369" draw:name="TextBox 71" svg:x="0.53214in" svg:y="1.37987in" svg:width="2.54005in" svg:height="0.40391in">
          <draw:text-box>
            <text:p text:style-name="a368" text:class-names="" text:cond-style-name=""><text:span text:style-name="a367" text:class-names="">Aligned reads (Kallisto)</text:span></text:p>
          </draw:text-box>
          <svg:title/>
          <svg:desc/>
        </draw:frame>
        <draw:connector draw:type="line" svg:x1="3.07219in" svg:y1="1.58183in" draw:start-shape="id66" draw:start-glue-point="1" svg:x2="6.27206in" svg:y2="1.58183in" draw:end-shape="id67" draw:end-glue-point="3" draw:id="id68" draw:style-name="a371" draw:name="Straight Arrow Connector 4">
          <svg:title/>
          <svg:desc/>
        </draw:connector>
        <draw:frame draw:id="id67" draw:style-name="a374" draw:name="TextBox 5" svg:x="6.27206in" svg:y="1.37987in" svg:width="1.85818in" svg:height="0.40391in">
          <draw:text-box>
            <text:p text:style-name="a373" text:class-names="" text:cond-style-name=""><text:span text:style-name="a372" text:class-names="">DESeq2 data set</text:span></text:p>
          </draw:text-box>
          <svg:title/>
          <svg:desc/>
        </draw:frame>
        <draw:connector draw:type="line" svg:x1="6.26433in" svg:y1="1.79018in" svg:x2="2.95238in" svg:y2="2.76772in" draw:id="id69" draw:style-name="a376" draw:name="Straight Arrow Connector 7">
          <svg:title/>
          <svg:desc/>
        </draw:connector>
        <draw:frame draw:id="id70" draw:style-name="a379" draw:name="TextBox 8" svg:x="0.54788in" svg:y="2.76772in" svg:width="2.50857in" svg:height="0.40391in">
          <draw:text-box>
            <text:p text:style-name="a378" text:class-names="" text:cond-style-name=""><text:span text:style-name="a377" text:class-names="">Visually exploring data</text:span></text:p>
          </draw:text-box>
          <svg:title/>
          <svg:desc/>
        </draw:frame>
        <draw:connector draw:type="line" svg:x1="1.80216in" svg:y1="3.17163in" draw:start-shape="id70" draw:start-glue-point="2" svg:x2="1.80216in" svg:y2="3.93438in" draw:end-shape="id71" draw:end-glue-point="0" draw:id="id72" draw:style-name="a381" draw:name="Straight Arrow Connector 10">
          <svg:title/>
          <svg:desc/>
        </draw:connector>
        <draw:frame draw:id="id73" draw:style-name="a384" draw:name="TextBox 11" svg:x="0.65636in" svg:y="5.15886in" svg:width="2.29161in" svg:height="0.40391in">
          <draw:text-box>
            <text:p text:style-name="a383" text:class-names="" text:cond-style-name=""><text:span text:style-name="a382" text:class-names="">PCA (Top 500 genes)</text:span></text:p>
          </draw:text-box>
          <svg:title/>
          <svg:desc/>
        </draw:frame>
        <draw:frame draw:id="id74" draw:style-name="a389" draw:name="TextBox 12" svg:x="1.80216in" svg:y="3.2669in" svg:width="1.85909in" svg:height="0.5722in">
          <draw:text-box>
            <text:p text:style-name="a386" text:class-names="" text:cond-style-name=""><text:span text:style-name="a385" text:class-names="">- normalization</text:span></text:p>
            <text:p text:style-name="a388" text:class-names="" text:cond-style-name=""><text:span text:style-name="a387" text:class-names="">- rlog transformation</text:span></text:p>
          </draw:text-box>
          <svg:title/>
          <svg:desc/>
        </draw:frame>
        <draw:frame draw:id="id75" draw:style-name="a394" draw:name="TextBox 13" svg:x="3.1048in" svg:y="1.56592in" svg:width="2.27422in" svg:height="0.5722in">
          <draw:text-box>
            <text:p text:style-name="a391" text:class-names="" text:cond-style-name=""><text:span text:style-name="a390" text:class-names="">Discard mean(reads) &lt; 10<text:s text:c="1"/></text:span></text:p>
            <text:p text:style-name="a393" text:class-names="" text:cond-style-name=""><text:span text:style-name="a392" text:class-names="">for all conditions</text:span></text:p>
          </draw:text-box>
          <svg:title/>
          <svg:desc/>
        </draw:frame>
        <draw:frame draw:id="id71" draw:style-name="a399" draw:name="TextBox 17" svg:x="0.12052in" svg:y="3.93438in" svg:width="3.36329in" svg:height="0.63952in">
          <draw:text-box>
            <text:p text:style-name="a396" text:class-names="" text:cond-style-name=""><text:span text:style-name="a395" text:class-names="">PCCM</text:span></text:p>
            <text:p text:style-name="a398" text:class-names="" text:cond-style-name=""><text:span text:style-name="a397" text:class-names="">(Pearson correlation coefficient matrix)</text:span></text:p>
          </draw:text-box>
          <svg:title/>
          <svg:desc/>
        </draw:frame>
        <draw:connector draw:type="line" svg:x1="1.80216in" svg:y1="4.5739in" draw:start-shape="id71" draw:start-glue-point="2" svg:x2="1.80216in" svg:y2="5.15886in" draw:end-shape="id73" draw:end-glue-point="0" draw:id="id76" draw:style-name="a401" draw:name="Straight Arrow Connector 18">
          <svg:title/>
          <svg:desc/>
        </draw:connector>
        <draw:frame draw:id="id77" draw:style-name="a404" draw:name="TextBox 23" svg:x="6.20306in" svg:y="2.17332in" svg:width="1.99618in" svg:height="0.40391in">
          <draw:text-box>
            <text:p text:style-name="a403" text:class-names="" text:cond-style-name=""><text:span text:style-name="a402" text:class-names="">DE genes analysis</text:span></text:p>
          </draw:text-box>
          <svg:title/>
          <svg:desc/>
        </draw:frame>
        <draw:connector draw:type="line" svg:x1="7.20115in" svg:y1="1.78378in" draw:start-shape="id67" draw:start-glue-point="2" svg:x2="7.20115in" svg:y2="2.17332in" draw:end-shape="id77" draw:end-glue-point="0" draw:id="id78" draw:style-name="a406" draw:name="Straight Arrow Connector 24">
          <svg:title/>
          <svg:desc/>
        </draw:connector>
        <draw:connector draw:type="line" svg:x1="7.20115in" svg:y1="5.59896in" draw:start-shape="id79" draw:start-glue-point="2" svg:x2="7.20115in" svg:y2="5.94041in" draw:end-shape="id80" draw:end-glue-point="0" draw:id="id81" draw:style-name="a408" draw:name="Straight Arrow Connector 26">
          <svg:title/>
          <svg:desc/>
        </draw:connector>
        <draw:frame draw:id="id82" draw:style-name="a426" draw:name="TextBox 27" svg:x="8.15258in" svg:y="1.8086in" svg:width="1.66401in" svg:height="1.98587in">
          <draw:text-box>
            <text:p text:style-name="a410" text:class-names="" text:cond-style-name=""><text:span text:style-name="a409" text:class-names="">-normalization</text:span></text:p>
            <text:p text:style-name="a412" text:class-names="" text:cond-style-name=""><text:span text:style-name="a411" text:class-names="">- ind. Filtering</text:span></text:p>
            <text:p text:style-name="a414" text:class-names="" text:cond-style-name=""><text:span text:style-name="a413" text:class-names="">- Lfc shrinkage</text:span></text:p>
            <text:p text:style-name="a416" text:class-names="" text:cond-style-name=""><text:span text:style-name="a415" text:class-names="">- alpha: 0.05</text:span></text:p>
            <text:p text:style-name="a418" text:class-names="" text:cond-style-name=""><text:span text:style-name="a417" text:class-names="">- |LFC| &gt; 0.58</text:span></text:p>
            <text:p text:style-name="a420" text:class-names="" text:cond-style-name=""><text:span text:style-name="a419" text:class-names="">- Design formula:</text:span></text:p>
            <text:p text:style-name="a422" text:class-names="" text:cond-style-name=""><text:span text:style-name="a421" text:class-names="">- ~ Sex + condition</text:span></text:p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</draw:text-box>
          <svg:title/>
          <svg:desc/>
        </draw:frame>
        <draw:frame draw:id="id83" draw:style-name="a429" draw:name="TextBox 29" svg:x="6.68645in" svg:y="2.86299in" svg:width="1.0294in" svg:height="0.40391in">
          <draw:text-box>
            <text:p text:style-name="a428" text:class-names="" text:cond-style-name=""><text:span text:style-name="a427" text:class-names="">MA plot</text:span></text:p>
          </draw:text-box>
          <svg:title/>
          <svg:desc/>
        </draw:frame>
        <draw:connector draw:type="line" svg:x1="7.20115in" svg:y1="3.2669in" draw:start-shape="id83" draw:start-glue-point="2" svg:x2="7.20115in" svg:y2="3.55058in" draw:end-shape="id84" draw:end-glue-point="0" draw:id="id85" draw:style-name="a431" draw:name="Straight Arrow Connector 31">
          <svg:title/>
          <svg:desc/>
        </draw:connector>
        <draw:frame draw:id="id84" draw:style-name="a434" draw:name="TextBox 32" svg:x="6.1077in" svg:y="3.55058in" svg:width="2.18691in" svg:height="0.40391in">
          <draw:text-box>
            <text:p text:style-name="a433" text:class-names="" text:cond-style-name=""><text:span text:style-name="a432" text:class-names="">P value distribution</text:span></text:p>
          </draw:text-box>
          <svg:title/>
          <svg:desc/>
        </draw:frame>
        <draw:frame draw:id="id79" draw:style-name="a437" draw:name="TextBox 33" svg:x="6.18816in" svg:y="5.19505in" svg:width="2.02598in" svg:height="0.40391in">
          <draw:text-box>
            <text:p text:style-name="a436" text:class-names="" text:cond-style-name=""><text:span text:style-name="a435" text:class-names="">Amount DE genes</text:span></text:p>
          </draw:text-box>
          <svg:title/>
          <svg:desc/>
        </draw:frame>
        <draw:connector draw:type="line" svg:x1="7.20115in" svg:y1="2.57723in" draw:start-shape="id77" draw:start-glue-point="2" svg:x2="7.20115in" svg:y2="2.86299in" draw:end-shape="id83" draw:end-glue-point="0" draw:id="id86" draw:style-name="a439" draw:name="Straight Arrow Connector 34">
          <svg:title/>
          <svg:desc/>
        </draw:connector>
        <draw:connector draw:type="line" svg:x1="7.20115in" svg:y1="3.95449in" draw:start-shape="id84" draw:start-glue-point="2" svg:x2="7.20115in" svg:y2="4.35927in" draw:end-shape="id87" draw:end-glue-point="0" draw:id="id88" draw:style-name="a441" draw:name="Straight Arrow Connector 37">
          <svg:title/>
          <svg:desc/>
        </draw:connector>
        <draw:frame draw:id="id87" draw:style-name="a444" draw:name="TextBox 38" svg:x="6.45876in" svg:y="4.35927in" svg:width="1.48478in" svg:height="0.40391in">
          <draw:text-box>
            <text:p text:style-name="a443" text:class-names="" text:cond-style-name=""><text:span text:style-name="a442" text:class-names="">Volcano plot</text:span></text:p>
          </draw:text-box>
          <svg:title/>
          <svg:desc/>
        </draw:frame>
        <draw:connector draw:type="line" svg:x1="7.20115in" svg:y1="4.76318in" draw:start-shape="id87" draw:start-glue-point="2" svg:x2="7.20115in" svg:y2="5.19505in" draw:end-shape="id79" draw:end-glue-point="0" draw:id="id89" draw:style-name="a446" draw:name="Straight Arrow Connector 39">
          <svg:title/>
          <svg:desc/>
        </draw:connector>
        <draw:frame draw:id="id80" draw:style-name="a449" draw:name="TextBox 40" svg:x="6.39117in" svg:y="5.94041in" svg:width="1.61997in" svg:height="0.40391in">
          <draw:text-box>
            <text:p text:style-name="a448" text:class-names="" text:cond-style-name=""><text:span text:style-name="a447" text:class-names="">Venn diagram</text:span></text:p>
          </draw:text-box>
          <svg:title/>
          <svg:desc/>
        </draw:frame>
        <draw:connector draw:type="line" svg:x1="7.20115in" svg:y1="6.34432in" draw:start-shape="id80" draw:start-glue-point="2" svg:x2="6.39117in" svg:y2="6.7374in" draw:end-shape="id90" draw:end-glue-point="1" draw:id="id91" draw:style-name="a451" draw:name="Straight Arrow Connector 44">
          <svg:title/>
          <svg:desc/>
        </draw:connector>
        <draw:frame draw:id="id90" draw:style-name="a454" draw:name="TextBox 45" svg:x="2.58029in" svg:y="6.53545in" svg:width="3.81088in" svg:height="0.40391in">
          <draw:text-box>
            <text:p text:style-name="a453" text:class-names="" text:cond-style-name=""><text:span text:style-name="a452" text:class-names="">Gene ontology enrichment analysis</text:span></text:p>
          </draw:text-box>
          <svg:title/>
          <svg:desc/>
        </draw:frame>
        <draw:frame draw:id="id92" draw:style-name="a457" draw:name="TextBox 47" svg:x="7.89456in" svg:y="6.53545in" svg:width="1.91407in" svg:height="0.40391in">
          <draw:text-box>
            <text:p text:style-name="a456" text:class-names="" text:cond-style-name=""><text:span text:style-name="a455" text:class-names="">Cluster DE genes</text:span></text:p>
          </draw:text-box>
          <svg:title/>
          <svg:desc/>
        </draw:frame>
        <draw:connector draw:type="line" svg:x1="7.20115in" svg:y1="6.34432in" draw:start-shape="id80" draw:start-glue-point="2" svg:x2="7.89456in" svg:y2="6.7374in" draw:end-shape="id92" draw:end-glue-point="3" draw:id="id93" draw:style-name="a459" draw:name="Straight Arrow Connector 48">
          <svg:title/>
          <svg:desc/>
        </draw:connector>
        <draw:frame draw:id="id94" draw:style-name="a464" draw:name="TextBox 27" svg:x="8.13024in" svg:y="7in" svg:width="1.53358in" svg:height="0.33659in">
          <draw:text-box>
            <text:p text:style-name="a463" text:class-names="" text:cond-style-name=""><text:span text:style-name="a460" text:class-names="">-</text:span><text:span text:style-name="a461" text:class-names=""><text:s text:c="1"/>input: rlog data</text:span><text:span text:style-name="a462" text:class-names=""/></text:p>
          </draw:text-box>
          <svg:title/>
          <svg:desc/>
        </draw:frame>
      </draw:page>
      <draw:page draw:name="Slide3" draw:style-name="a465" draw:master-page-name="Master1-Layout6-titleOnly-Title-Only" presentation:presentation-page-layout-name="Master1-PPL6" draw:id="Slide-258">
        <draw:frame draw:id="id95" presentation:style-name="a469" draw:name="Title 1" svg:x="0.5in" svg:y="0.30035in" svg:width="9in" svg:height="1.25in" presentation:class="title" presentation:placeholder="false">
          <draw:text-box>
            <text:p text:style-name="a468" text:class-names="" text:cond-style-name=""><text:span text:style-name="a466" text:class-names="">DE_object</text:span><text:span text:style-name="a467" text:class-names=""/></text:p>
          </draw:text-box>
          <svg:title/>
          <svg:desc/>
        </draw:frame>
        <draw:frame draw:id="id96" draw:style-name="a523" draw:name="TextBox 2" svg:x="-0.01974in" svg:y="1.33333in" svg:width="10.03195in" svg:height="5.55371in">
          <draw:text-box>
            <text:p text:style-name="a471" text:class-names="" text:cond-style-name=""><text:span text:style-name="a470" text:class-names="">DE_object:</text:span></text:p>
            <text:p text:style-name="a484" text:class-names="" text:cond-style-name=""><text:span text:style-name="a472" text:class-names=""><text:tab/></text:span><text:span text:style-name="a473" text:class-names="">@parameters: list(</text:span><text:span text:style-name="a474" text:class-names="">dds_object</text:span><text:span text:style-name="a475" text:class-names=""><text:s text:c="1"/>(input file),<text:line-break/><text:tab/><text:tab/><text:tab/></text:span><text:span text:style-name="a476" text:class-names="">IHW_option</text:span><text:span text:style-name="a477" text:class-names=""><text:s text:c="1"/>(T or F), <text:line-break/><text:tab/><text:tab/><text:tab/></text:span><text:span text:style-name="a478" text:class-names="">alpha_option</text:span><text:span text:style-name="a479" text:class-names=""><text:s text:c="1"/>(p value threshold), <text:line-break/><text:tab/><text:tab/><text:tab/></text:span><text:span text:style-name="a480" text:class-names="">lfc_Threshold</text:span><text:span text:style-name="a481" text:class-names=""><text:s text:c="1"/>(LFC threshold), <text:line-break/><text:tab/><text:tab/><text:tab/></text:span><text:span text:style-name="a482" text:class-names="">alt_Hyp</text:span><text:span text:style-name="a483" text:class-names=""><text:s text:c="1"/>(on or off), <text:line-break/><text:tab/><text:tab/><text:tab/>control (control to compare conditions to), <text:line-break/><text:tab/><text:tab/><text:tab/>condition (parameter from annotation)</text:span></text:p>
            <text:p text:style-name="a487" text:class-names="" text:cond-style-name=""><text:span text:style-name="a485" text:class-names=""><text:tab/></text:span><text:span text:style-name="a486" text:class-names="">@results: list of results for each comparison</text:span></text:p>
            <text:p text:style-name="a490" text:class-names="" text:cond-style-name=""><text:span text:style-name="a488" text:class-names=""><text:tab/></text:span><text:span text:style-name="a489" text:class-names=""><text:tab/>for each comparison:<text:tab/></text:span></text:p>
            <text:p text:style-name="a497" text:class-names="" text:cond-style-name=""><text:span text:style-name="a491" text:class-names=""><text:tab/></text:span><text:span text:style-name="a492" text:class-names=""><text:tab/>results object w.<text:s text:c="1"/></text:span><text:span text:style-name="a493" text:class-names="">baseMean</text:span><text:span text:style-name="a494" text:class-names="">, lopg2FC,<text:s text:c="1"/></text:span><text:span text:style-name="a495" text:class-names="">lfcSE</text:span><text:span text:style-name="a496" text:class-names="">, stat, p value, adj. p value, weight</text:span></text:p>
            <text:p text:style-name="a499" text:class-names="" text:cond-style-name=""><text:span text:style-name="a498" text:class-names=""/></text:p>
            <text:p text:style-name="a501" text:class-names="" text:cond-style-name=""><text:span text:style-name="a500" text:class-names=""><text:s text:c="1"/></text:span></text:p>
            <text:p text:style-name="a506" text:class-names="" text:cond-style-name=""><text:span text:style-name="a502" text:class-names=""><text:tab/></text:span><text:span text:style-name="a503" text:class-names="">@</text:span><text:span text:style-name="a504" text:class-names="">DEgenes</text:span><text:span text:style-name="a505" text:class-names="">: list of up- &amp; downregulated DEG of each comparison</text:span></text:p>
            <text:p text:style-name="a508" text:class-names="" text:cond-style-name=""><text:span text:style-name="a507" text:class-names=""/></text:p>
            <text:p text:style-name="a511" text:class-names="" text:cond-style-name=""><text:span text:style-name="a509" text:class-names=""><text:tab/></text:span><text:span text:style-name="a510" text:class-names=""/></text:p>
            <text:p text:style-name="a518" text:class-names="" text:cond-style-name=""><text:span text:style-name="a512" text:class-names=""><text:tab/></text:span><text:span text:style-name="a513" text:class-names="">@</text:span><text:span text:style-name="a514" text:class-names="">Number_DE_genes</text:span><text:span text:style-name="a515" text:class-names="">:<text:s text:c="1"/></text:span><text:span text:style-name="a516" text:class-names="">dataframe</text:span><text:span text:style-name="a517" text:class-names=""><text:s text:c="1"/>with amount if DEG for each comparison</text:span></text:p>
            <text:p text:style-name="a522" text:class-names="" text:cond-style-name=""><text:span text:style-name="a519" text:class-names=""><text:tab/></text:span><text:span text:style-name="a520" text:class-names=""><text:tab/><text:tab/><text:tab/>(up- &amp; downregulated)</text:span><text:span text:style-name="a521" text:class-names=""/></text:p>
          </draw:text-box>
          <svg:title/>
          <svg:desc/>
        </draw:frame>
        <draw:frame draw:id="id97" draw:style-name="a524" draw:name="Picture 2" svg:x="1.26707in" svg:y="4.671in" svg:width="7.45833in" svg:height="0.47917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525" draw:name="Picture 3" svg:x="1.26707in" svg:y="5.6085in" svg:width="8.30208in" svg:height="0.39583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00" svg:viewBox="0 0 20 30" svg:d="m10 0-10 30h20z"/>
    <draw:marker draw:name="a407" svg:viewBox="0 0 20 30" svg:d="m10 0-10 30h20z"/>
    <draw:marker draw:name="a375" svg:viewBox="0 0 20 30" svg:d="m10 0-10 30h20z"/>
    <draw:marker draw:name="a430" svg:viewBox="0 0 20 30" svg:d="m10 0-10 30h20z"/>
    <draw:marker draw:name="a380" svg:viewBox="0 0 20 30" svg:d="m10 0-10 30h20z"/>
    <draw:marker draw:name="a438" svg:viewBox="0 0 20 30" svg:d="m10 0-10 30h20z"/>
    <draw:marker draw:name="a370" svg:viewBox="0 0 20 30" svg:d="m10 0-10 30h20z"/>
    <draw:marker draw:name="a445" svg:viewBox="0 0 20 30" svg:d="m10 0-10 30h20z"/>
    <draw:marker draw:name="a450" svg:viewBox="0 0 20 30" svg:d="m10 0-10 30h20z"/>
    <draw:marker draw:name="a405" svg:viewBox="0 0 20 30" svg:d="m10 0-10 30h20z"/>
    <draw:marker draw:name="a458" svg:viewBox="0 0 20 30" svg:d="m10 0-10 30h20z"/>
    <draw:marker draw:name="a440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.02.2018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8.02.2018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8.02.2018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8.02.2018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8.02.2018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8.02.2018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8.02.2018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8.02.2018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8.02.2018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8.02.2018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8.02.2018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8.02.2018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eneral workflow DESeq2 </dc:title>
    <meta:initial-creator>Astrid Draffehn</meta:initial-creator>
    <dc:creator>Astrid Draffehn</dc:creator>
    <meta:creation-date>2018-01-14T11:15:07Z</meta:creation-date>
    <dc:date>2018-02-28T09:24:41Z</dc:date>
    <meta:editing-cycles>2</meta:editing-cycles>
    <meta:editing-duration>PT0S</meta:editing-duration>
    <meta:document-statistic meta:paragraph-count="42" meta:word-count="106"/>
  </office:meta>
</office:document-meta>
</file>